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5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2, R1604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2, R301, R101, R102, R1606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220, R210, R214, R305, R304, R303, R413, R501, R502, R503, R504, R505, R506, R508, R510, R514, R515, R516, R517, R518, R519, R520, R521, R513, R509, R512, R511, R601, R803, R801, R802, R902, R909, R1101, R1102, R1202, R1201, R1203, R1204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66" calcext:value-type="float">
            <text:p>6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3, R1605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7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4" calcext:value-type="float">
            <text:p>1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6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7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103HT</text:p>
          </table:table-cell>
          <table:table-cell office:value-type="string" calcext:value-type="string">
            <text:p>http://www.semitec-usa.com/pdf/NTCThermistor_HT.pdf</text:p>
          </table:table-cell>
          <table:table-cell office:value-type="string" calcext:value-type="string">
            <text:p>Semitec</text:p>
          </table:table-cell>
          <table:table-cell office:value-type="string" calcext:value-type="string">
            <text:p>103HT</text:p>
          </table:table-cell>
          <table:table-cell office:value-type="string" calcext:value-type="string">
            <text:p>954-103HT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style-name="ce1" office:value-type="string" calcext:value-type="string">
            <text:p>2%</text:p>
          </table:table-cell>
          <table:table-cell office:value-type="string" calcext:value-type="string">
            <text:p>https://octopart.com/search?q=semitec%20103h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, C1701, C1702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1])-LEN(SUBSTITUTE([.A4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2])-LEN(SUBSTITUTE([.A4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6, C1210, C1305, C1614, C1618, C2304</text:p>
          </table:table-cell>
          <table:table-cell office:value-type="string" calcext:value-type="string">
            <text:p>100pF</text:p>
          </table:table-cell>
          <table:table-cell table:formula="of:=LEN([.A43])-LEN(SUBSTITUTE([.A4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4])-LEN(SUBSTITUTE([.A4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5])-LEN(SUBSTITUTE([.A4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6])-LEN(SUBSTITUTE([.A4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7])-LEN(SUBSTITUTE([.A4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7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8])-LEN(SUBSTITUTE([.A48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49])-LEN(SUBSTITUTE([.A4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2, C434, C416, C458, C451, C401, C402, C404, C409, C413, C417, C420, C424, C428, C431, C403, C405, C410, C414, C418, C421, C425, C429, C432, C435, C406, C411, C415, C419, C422, C426, C430, C433, C436, C438, C502, C501, C601, C701, C902, C1004, C1202, C1208, C1201, C1205, C1301, C1302, C1304, C1310, C1308, C1505, C1522, C1521, C1516, C1612, C1615, C1605, C1620, C1602, C1603, C1604, C1623, C1819, C1814, C1815, C1904, C2006, C2007, C2004, C2008, C2101, C2201, C2301, C2401</text:p>
          </table:table-cell>
          <table:table-cell office:value-type="string" calcext:value-type="string">
            <text:p>100nF</text:p>
          </table:table-cell>
          <table:table-cell table:formula="of:=LEN([.A50])-LEN(SUBSTITUTE([.A50];&quot;,&quot;;&quot;&quot;))+1" office:value-type="float" office:value="89" calcext:value-type="float">
            <text:p>8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1])-LEN(SUBSTITUTE([.A5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7, C1706, C1705, C1707, C1719, C1720, C1721, C1718</text:p>
          </table:table-cell>
          <table:table-cell office:value-type="string" calcext:value-type="string">
            <text:p>220nF</text:p>
          </table:table-cell>
          <table:table-cell table:formula="of:=LEN([.A52])-LEN(SUBSTITUTE([.A52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56, C460, C445, C450, C448, C449, C907, C1517, C1515, C1511, C1504, C1523, C1619, C1613, C1703, C1708, C1710, C1808, C1805, C1804, C1801, C1816, C1901, C1902, C2001, C2202, C2204, C2203</text:p>
          </table:table-cell>
          <table:table-cell office:value-type="string" calcext:value-type="string">
            <text:p>1uF</text:p>
          </table:table-cell>
          <table:table-cell table:formula="of:=LEN([.A53])-LEN(SUBSTITUTE([.A53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2002</text:p>
          </table:table-cell>
          <table:table-cell office:value-type="string" calcext:value-type="string">
            <text:p>2.2uF</text:p>
          </table:table-cell>
          <table:table-cell table:formula="of:=LEN([.A54])-LEN(SUBSTITUTE([.A5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7, C901, C1309, C1303</text:p>
          </table:table-cell>
          <table:table-cell office:value-type="string" calcext:value-type="string">
            <text:p>4.7uF</text:p>
          </table:table-cell>
          <table:table-cell table:formula="of:=LEN([.A55])-LEN(SUBSTITUTE([.A5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6])-LEN(SUBSTITUTE([.A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5, C913, C911, C910, C903, C905, C906, C904, C1601, C1611, C1713, C1716, C1704, C2005</text:p>
          </table:table-cell>
          <table:table-cell office:value-type="string" calcext:value-type="string">
            <text:p>10uF</text:p>
          </table:table-cell>
          <table:table-cell table:formula="of:=LEN([.A57])-LEN(SUBSTITUTE([.A57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59, C441, C442, C444, C447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8])-LEN(SUBSTITUTE([.A58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59])-LEN(SUBSTITUTE([.A5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4, C453, C1503, C1502, C1501, C1817, C1818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1])-LEN(SUBSTITUTE([.A6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7])-LEN(SUBSTITUTE([.A6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8])-LEN(SUBSTITUTE([.A68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69])-LEN(SUBSTITUTE([.A6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4])-LEN(SUBSTITUTE([.A7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5])-LEN(SUBSTITUTE([.A75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6])-LEN(SUBSTITUTE([.A7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0])-LEN(SUBSTITUTE([.A80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2])-LEN(SUBSTITUTE([.A8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3])-LEN(SUBSTITUTE([.A83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4])-LEN(SUBSTITUTE([.A8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5])-LEN(SUBSTITUTE([.A8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6])-LEN(SUBSTITUTE([.A8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2])-LEN(SUBSTITUTE([.A9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3])-LEN(SUBSTITUTE([.A9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3])-LEN(SUBSTITUTE([.A103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7])-LEN(SUBSTITUTE([.A10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1])-LEN(SUBSTITUTE([.A1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3])-LEN(SUBSTITUTE([.A12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5])-LEN(SUBSTITUTE([.A1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6022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6022-37t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6022-37T</text:p>
          </table:table-cell>
          <table:table-cell office:value-type="string" calcext:value-type="string">
            <text:p>102-4095-ND</text:p>
          </table:table-cell>
          <table:table-cell office:value-type="string" calcext:value-type="string">
            <text:p>https://www.digikey.com/product-detail/en/cui-inc/CMC-6022-37T/102-4095-ND/6561033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k=&amp;pkeyword=&amp;pv966=678&amp;pv966=281&amp;pv966=434&amp;pv966=469&amp;pv966=428&amp;pv966=292&amp;pv966=522&amp;pv966=525&amp;pv966=481&amp;pv966=551&amp;pv966=1658&amp;pv966=330&amp;pv966=415&amp;pv966=1367&amp;pv966=317&amp;pv966=395&amp;FV=a40062%2C9340003%2C1f140000%2Cyr100Hz+~+20kHz%7C2145%2Cyr100Hz+~+80kHz%7C2145%2Cyr20Hz+~+20kHz%7C2145%2Cyr25Hz+~+20kHz%7C2145%2Cyr28Hz+~+20kHz%7C2145%2Cyr35Hz+~+20kHz%7C2145%2Cyr50Hz+~+20kHz%7C2145%2Cyr60Hz+~+20kHz%7C2145%2Cyr6Hz+~+20kHz%7C2145%2Cyr70Hz+~+20kHz%7C2145%2Cyr75Hz+~+20kHz%7C2145%2Cffe0009e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3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6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630124?qs=%2fha2pyFaduhWgBlnq%2f5GKY1ayWUWO5uKyvuPHSGZuvc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6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5])-LEN(SUBSTITUTE([.A13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2])-LEN(SUBSTITUTE([.A142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4])-LEN(SUBSTITUTE([.A144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6])-LEN(SUBSTITUTE([.A146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8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2])-LEN(SUBSTITUTE([.A152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01:19:21.686087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8T01:27:33.198565522</dc:date>
    <meta:editing-duration>PT3H1M23S</meta:editing-duration>
    <meta:editing-cycles>79</meta:editing-cycles>
    <meta:generator>LibreOffice/5.4.4.2$Linux_X86_64 LibreOffice_project/40$Build-2</meta:generator>
    <meta:document-statistic meta:table-count="1" meta:cell-count="1430" meta:object-count="0"/>
  </office:meta>
</office:document-meta>
</file>